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430000004BEB958547A1441F8A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nsolas1" svg:font-family="Consolas"/>
    <style:font-face style:name="Courier New1" svg:font-family="'Courier New'"/>
    <style:font-face style:name="Helvetica Neue1" svg:font-family="'Helvetica Neue'"/>
    <style:font-face style:name="Inconsolata1" svg:font-family="Inconsolata"/>
    <style:font-face style:name="Source Sans Pro1" svg:font-family="'Source Sans Pro'"/>
    <style:font-face style:name="Source Sans Pro SemiBold1" svg:font-family="'Source Sans Pro SemiBold'"/>
    <style:font-face style:name="Calibri4" svg:font-family="Calibri" style:font-family-generic="modern"/>
    <style:font-face style:name="Courier New4" svg:font-family="'Courier New'" style:font-family-generic="modern"/>
    <style:font-face style:name="Calibri2" svg:font-family="Calibri" style:font-family-generic="swiss"/>
    <style:font-face style:name="Courier New3" svg:font-family="'Courier New'" style:font-family-generic="swiss"/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4.573cm" fo:min-width="13.88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52cm" fo:min-width="28.053cm" fo:padding-top="0.254cm" fo:padding-bottom="0.254cm" fo:padding-left="0.254cm" fo:padding-right="0.254cm" fo:wrap-option="wrap"/>
    </style:style>
    <style:style style:name="gr4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9.26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9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52cm" fo:min-width="18.853cm" fo:padding-top="0.254cm" fo:padding-bottom="0.254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3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603cm" style:use-optimal-column-width="false"/>
    </style:style>
    <style:style style:name="co2" style:family="table-column">
      <style:table-column-properties style:column-width="7.058cm" style:use-optimal-column-width="false"/>
    </style:style>
    <style:style style:name="ro1" style:family="table-row">
      <style:table-row-properties style:row-height="1.372cm"/>
    </style:style>
    <style:style style:name="ro2" style:family="table-row">
      <style:table-row-properties style:row-height="2.38cm"/>
    </style:style>
    <style:style style:name="ce1" style:family="table-cell">
      <loext:graphic-properties draw:fill="solid" draw:fill-color="#f8f8f8" draw:textarea-vertical-align="top" fo:padding-top="0.176cm" fo:padding-bottom="0.176cm" fo:padding-left="0.176cm" fo:padding-right="0.176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963d3" style:font-name="Noto Sans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6cm" fo:margin-bottom="0.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6cm" fo:margin-bottom="0.6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margin-left="0cm" fo:margin-right="0cm" fo:margin-top="0.6cm" fo:margin-bottom="0.6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3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SemiBold1" style:font-size-asian="32pt" style:font-style-asian="normal" style:font-weight-asian="bold" style:font-name-complex="Source Sans Pro SemiBold1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bold" style:letter-kerning="true" style:font-name-asian="Calibri1" style:font-size-asian="24pt" style:font-style-asian="normal" style:font-weight-asian="bold" style:font-name-complex="Calibr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2" fo:font-size="14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solid" style:text-underline-width="auto" style:text-underline-color="font-color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style:letter-kerning="true" style:font-name-asian="Calibri1" style:font-size-asian="24pt" style:font-style-asian="normal" style:font-name-complex="Calibri1" style:font-size-complex="2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Google Shape;448;p10" draw:style-name="gr1" draw:text-style-name="P2" draw:layer="layout" svg:width="14.387cm" svg:height="4.826cm" svg:x="9.813cm" svg:y="2.974cm">
          <text:p text:style-name="P1"><text:span text:style-name="T1">UNIDAD 5</text:span></text:p>
          <text:p text:style-name="P1"><text:span text:style-name="T1"><text:s/></text:span><text:span text:style-name="T1">PRUEBAS DE DISPONI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2" draw:layer="layout" svg:width="15.239cm" svg:height="8.572cm" svg:x="1.905cm" svg:y="3.175cm" draw:page-number="1" presentation:class="page"/>
          <draw:frame draw:name="Google Shape;438;p10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2">PROGRAMACIÓN DIDÁCTICA</text:span></text:p>
            </draw:text-box>
          </draw:frame>
          <draw:frame draw:name="Google Shape;439;p1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name="Google Shape;466;p11" draw:style-name="gr3" draw:text-style-name="P8" draw:layer="layout" svg:width="28.56cm" svg:height="14.027cm" svg:x="1.44cm" svg:y="3.2cm">
          <text:list text:style-name="L1">
            <text:list-item>
              <text:p text:style-name="P7"><text:span text:style-name="T4">Cada nodo de Kubernetes trae consigo un agente llamado kubelet, que tiene como cometido asegurarse de que tus pods están sanos. </text:span></text:p>
            </text:list-item>
            <text:list-item>
              <text:p text:style-name="P7"><text:span text:style-name="T4">Por cada pod podemos además configurar una prueba/s que indican que estos se están comportando de manera correcta, más allá de que el contenedor se esté ejecutando. </text:span></text:p>
            </text:list-item>
            <text:list-item>
              <text:p text:style-name="P7"><text:span text:style-name="T4">Estas pruebas pueden ser de tres tipos: </text:span><text:span text:style-name="T5">a través de un comando que se ejecuta dentro del contenedor, una llamada HTTP o bien TCP.</text:span></text:p>
            </text:list-item>
            <text:list-item>
              <text:p text:style-name="P7"><text:span text:style-name="T4">Si la prueba que hemos configurado <text:s/>no se cumple, el componente kubelet, </text:span><text:span text:style-name="T5">reiniciará el pod, </text:span><text:span text:style-name="T4">para intentar solucionar el problem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1" draw:style-name="gr4" draw:text-style-name="P9" draw:layer="layout" svg:width="5.413cm" svg:height="0.738cm" svg:x="1.8cm" svg:y="1.702cm">
          <text:p text:style-name="P3"><text:span text:style-name="T6">Livenes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p11:notes" draw:style-name="gr2" draw:layer="layout" svg:width="15.239cm" svg:height="8.572cm" svg:x="1.905cm" svg:y="3.175cm" draw:page-number="2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2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name="Google Shape;480;g519398d84c_0_12" draw:style-name="gr5" draw:text-style-name="P11" draw:layer="layout" svg:width="31.75cm" svg:height="3.59cm" svg:x="1.722cm" svg:y="3.23cm">
          <text:p text:style-name="P10"><text:span text:style-name="T7">...</text:span></text:p>
          <text:p text:style-name="P10"><text:span text:style-name="T8"><text:s/></text:span><text:span text:style-name="T7">spec:</text:span></text:p>
          <text:p text:style-name="P10"><text:span text:style-name="T7"><text:s text:c="2"/></text:span><text:span text:style-name="T7">containers:</text:span></text:p>
          <text:p text:style-name="P10"><text:span text:style-name="T7"><text:s text:c="2"/></text:span><text:span text:style-name="T7">- name: </text:span><text:span text:style-name="T9">liveness</text:span></text:p>
          <text:p text:style-name="P10"><text:span text:style-name="T7"><text:s text:c="4"/></text:span><text:span text:style-name="T7">image: </text:span><text:span text:style-name="T9">nginx</text:span></text:p>
          <text:p text:style-name="P10"><text:span text:style-name="T7"><text:s text:c="4"/></text:span><text:span text:style-name="T7">livenessProbe:</text:span></text:p>
          <text:p text:style-name="P10"><text:span text:style-name="T7"><text:s text:c="6"/></text:span><text:span text:style-name="T7">httpGet:</text:span></text:p>
          <text:p text:style-name="P10"><text:span text:style-name="T7"><text:s text:c="8"/></text:span><text:span text:style-name="T7">path: </text:span><text:span text:style-name="T9">/healthz</text:span></text:p>
          <text:p text:style-name="P10"><text:span text:style-name="T7"><text:s text:c="8"/></text:span><text:span text:style-name="T7">port: </text:span><text:span text:style-name="T9">80</text:span></text:p>
          <text:p text:style-name="P10"><text:span text:style-name="T7"><text:s text:c="6"/></text:span><text:span text:style-name="T7">initialDelaySeconds: </text:span><text:span text:style-name="T9">3</text:span></text:p>
          <text:p text:style-name="P10"><text:span text:style-name="T7"><text:s text:c="6"/></text:span><text:span text:style-name="T7">timeoutSeconds: </text:span><text:span text:style-name="T9">3</text:span></text:p>
          <text:p text:style-name="P10"><text:span text:style-name="T7"><text:s text:c="6"/></text:span><text:span text:style-name="T7">periodSeconds: </text:span><text:span text:style-name="T9">10</text:span></text:p>
          <text:p text:style-name="P10"><text:span text:style-name="T7"><text:s text:c="6"/></text:span><text:span text:style-name="T7">successThreshold: </text:span><text:span text:style-name="T9">1 #Must be 1 for liveness</text:span></text:p>
          <text:p text:style-name="P10"><text:span text:style-name="T7"><text:s text:c="6"/></text:span><text:span text:style-name="T7">failureThreshold: </text:span><text:span text:style-name="T9">5</text:span></text:p>
          <text:p text:style-name="P10"><text:span text:style-name="T10"/></text:p>
          <text:p text:style-name="P1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g519398d84c_0_12" draw:style-name="gr6" draw:text-style-name="P13" draw:layer="layout" svg:width="9.769cm" svg:height="1cm" svg:x="1.722cm" svg:y="1.702cm">
          <text:p text:style-name="P12"><text:span text:style-name="T6">Livenes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g519398d84c_0_12" draw:style-name="gr7" draw:text-style-name="P11" draw:layer="layout" svg:width="19.36cm" svg:height="14.027cm" svg:x="13.822cm" svg:y="3.33cm">
          <text:list text:style-name="L3">
            <text:list-item>
              <text:p text:style-name="P14"><text:span text:style-name="T12">En este ejemplo he configurado una prueba del tipo httpGet, donde indicamos un path y un puerto en el que cada cierto tiempo se lanzará una llamada.</text:span></text:p>
            </text:list-item>
            <text:list-item>
              <text:p text:style-name="P14"><text:span text:style-name="T12"><text:s/></text:span><text:span text:style-name="T12">Si el resultado es satisfactorio (cualquier código mayor o igual a 200 y menos que 400) </text:span><text:span text:style-name="T13">significara que tu aplicación está funcionando correctamente.</text:span></text:p>
            </text:list-item>
            <text:list-item>
              <text:p text:style-name="P14"><text:span text:style-name="T13">delay: </text:span><text:span text:style-name="T12">retardo con el cual se lanza la prueba cuando el contenedor es iniciado. Esperamos a que la aplicación esté lista.</text:span></text:p>
            </text:list-item>
            <text:list-item>
              <text:p text:style-name="P14"><text:span text:style-name="T13">timeout</text:span><text:span text:style-name="T12">: se trata del tiempo en el que se espera que el contenedor responda a la petición.</text:span></text:p>
            </text:list-item>
            <text:list-item>
              <text:p text:style-name="P14"><text:span text:style-name="T13">period</text:span><text:span text:style-name="T12">: si no especificamos ningún valor, la prueba se lanza cada 10 segundos.</text:span></text:p>
            </text:list-item>
            <text:list-item>
              <text:p text:style-name="P14"><text:span text:style-name="T13">success</text:span><text:span text:style-name="T12">: indica cuántas veces seguidas tiene que ser satisfactoria la prueba. En este tipo de pruebas el valor solo puede ser 1.</text:span></text:p>
            </text:list-item>
            <text:list-item>
              <text:p text:style-name="P14"><text:span text:style-name="T13">failure</text:span><text:span text:style-name="T12">: por defecto, el pod no se reinicia cada vez que la prueba falla, sino que se espera a que se realicen 3 intentos de cada prueba. </text:span></text:p>
              <text:p text:style-name="P14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519398d84c_0_12:notes" draw:style-name="gr2" draw:layer="layout" svg:width="15.239cm" svg:height="8.572cm" svg:x="1.905cm" svg:y="3.175cm" draw:page-number="3" presentation:class="page"/>
          <draw:frame draw:name="Google Shape;470;g519398d84c_0_12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2">PROGRAMACIÓN DIDÁCTICA</text:span></text:p>
            </draw:text-box>
          </draw:frame>
          <draw:frame draw:name="Google Shape;471;g519398d84c_0_12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name="Google Shape;500;g519398d84c_0_54" draw:style-name="gr5" draw:text-style-name="P11" draw:layer="layout" svg:width="31.75cm" svg:height="3.59cm" svg:x="1.722cm" svg:y="3.33cm">
          <text:p text:style-name="P10"><text:span text:style-name="T8">kubectl apply -f pod.yaml</text:span></text:p>
          <text:p text:style-name="P10"><text:span text:style-name="T14">Comprobamos que ha tenido reinicios, porque la prueba está fallando:</text:span></text:p>
          <text:p text:style-name="P10"><text:span text:style-name="T15">kubectl get all <text:s text:c="20"/></text:span></text:p>
          <text:p text:style-name="P10"><text:span text:style-name="T15">NAME <text:s text:c="15"/>READY <text:s text:c="2"/>STATUS <text:s text:c="3"/>RESTARTS <text:s text:c="2"/>AGE</text:span></text:p>
          <text:p text:style-name="P10"><text:span text:style-name="T15">pod/liveness-http <text:s text:c="2"/>1/1 <text:s text:c="4"/>Running <text:s text:c="2"/>2 <text:s text:c="9"/>45s</text:span></text:p>
          <text:p text:style-name="P10"><text:span text:style-name="T16"/></text:p>
          <text:p text:style-name="P3"><text:span text:style-name="T14">Podemos comprobar el estado del pod:</text:span></text:p>
          <text:p text:style-name="P3"><text:span text:style-name="T11"/></text:p>
          <text:p text:style-name="P3"><text:span text:style-name="T8">kubectl describe pod/liveness-http</text:span></text:p>
          <text:p text:style-name="P3"><text:span text:style-name="T8">...</text:span></text:p>
          <text:p text:style-name="P3"><text:span text:style-name="T8"/></text:p>
          <text:p text:style-name="P3"><text:span text:style-name="T8">Liveness: <text:s text:c="6"/>http-get http://:80/healthz delay=3s timeout=3s period=3s #success=1 #failure=5</text:span></text:p>
          <text:p text:style-name="P3"><text:span text:style-name="T8">…</text:span></text:p>
          <text:p text:style-name="P3"><text:span text:style-name="T8">Warning <text:s/>Unhealthy <text:s/>16s (x11 over 52s) <text:s/>kubelet, minikube <text:s/>Liveness probe failed: HTTP probe failed with statuscode: 404</text:span></text:p>
          <text:p text:style-name="P3"><text:span text:style-name="T8"/></text:p>
          <text:p text:style-name="P3"><text:span text:style-name="T8"/></text:p>
          <text:p text:style-name="P3"><text:span text:style-name="T14">Creamos un fichero, para que la prueba no falle:</text:span></text:p>
          <text:p text:style-name="P3"><text:span text:style-name="T8"/></text:p>
          <text:p text:style-name="P3"><text:span text:style-name="T8">kubectl exec pod/liveness-http -- sh -c 'mkdir /usr/share/nginx/html/healthz;echo "Ok" &gt; /usr/share/nginx/html/healthz/index.html' </text:span></text:p>
          <text:p text:style-name="P3"/>
          <text:p text:style-name="P3"><text:span text:style-name="T14">Comprobamos el funcionamiento del pod:</text:span></text:p>
          <text:p text:style-name="P3"><text:span text:style-name="T8">kubectl port-forward pod/liveness-http 8081: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g519398d84c_0_54" draw:style-name="gr8" draw:text-style-name="P9" draw:layer="layout" svg:width="8.72cm" svg:height="0.738cm" svg:x="2cm" svg:y="1.662cm">
          <text:p text:style-name="P3"><text:span text:style-name="T6">Liveness probe.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9;g519398d84c_0_54" draw:style-name="standard" draw:layer="layout" svg:width="4.602cm" svg:height="1.371cm" svg:x="21.168cm" svg:y="6.364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name="Google Shape;510;g519398d84c_0_54" draw:style-name="standard" draw:layer="layout" svg:width="7.057cm" svg:height="2.379cm" svg:x="26.2cm" svg:y="6.236cm">
          <table:table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489;g519398d84c_0_54:notes" draw:style-name="gr2" draw:layer="layout" svg:width="15.239cm" svg:height="8.572cm" svg:x="1.905cm" svg:y="3.175cm" draw:page-number="4" presentation:class="page"/>
          <draw:frame draw:name="Google Shape;490;g519398d84c_0_54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2">PROGRAMACIÓN DIDÁCTICA</text:span></text:p>
            </draw:text-box>
          </draw:frame>
          <draw:frame draw:name="Google Shape;491;g519398d84c_0_54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name="Google Shape;466;p11" draw:style-name="gr3" draw:text-style-name="P16" draw:layer="layout" svg:width="28.56cm" svg:height="14.027cm" svg:x="1.44cm" svg:y="3.2cm">
          <text:list text:style-name="L1">
            <text:list-item>
              <text:p text:style-name="P15"><text:span text:style-name="T4">Otro tipo de pruebas que están pensadas para comprobar si una aplicación está lista para </text:span><text:span text:style-name="T4">atender peticiones por parte de los usuarios u otros pods. </text:span></text:p>
            </text:list-item>
            <text:list-item>
              <text:p text:style-name="P15"><text:span text:style-name="T4">En lugar de reiniciar tu contenedor, con el objetivo de recuperar tu aplicación, lo que </text:span><text:span text:style-name="T4">hace es que </text:span><text:span text:style-name="T5">saca al mismo de su balanceador para que no le lleguen peticiones.</text:span><text:span text:style-name="T4"> </text:span></text:p>
            </text:list-item>
            <text:list-item>
              <text:p text:style-name="P15"><text:span text:style-name="T4">Este mecanismo es útil cuando tu aplicación se está iniciando y no puede estar disponible </text:span><text:span text:style-name="T4">de inmediato para recibir peticiones. </text:span></text:p>
            </text:list-item>
            <text:list-item>
              <text:p text:style-name="P15"><text:span text:style-name="T4">Estas pruebas pueden ser de tres tipos: </text:span><text:span text:style-name="T5">a través de un comando que se ejecuta dentro </text:span><text:span text:style-name="T5">del contenedor, una llamada HTTP o bien TC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1" draw:style-name="gr9" draw:text-style-name="P9" draw:layer="layout" svg:width="5.803cm" svg:height="0.738cm" svg:x="1.605cm" svg:y="1.702cm">
          <text:p text:style-name="P17"><text:span text:style-name="T6">Readline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451;p11:notes" draw:style-name="gr2" draw:layer="layout" svg:width="15.239cm" svg:height="8.572cm" svg:x="1.905cm" svg:y="3.175cm" draw:page-number="5" presentation:class="page"/>
          <draw:frame draw:name="Google Shape;452;p11:notes" presentation:style-name="pr1" draw:text-style-name="P19" draw:layer="layout" svg:width="15.239cm" svg:height="10cm" svg:x="1.905cm" svg:y="12.224cm" presentation:class="notes" presentation:user-transformed="true">
            <draw:text-box>
              <text:p text:style-name="P18"><text:span text:style-name="T2">PROGRAMACIÓN DIDÁCTICA</text:span></text:p>
            </draw:text-box>
          </draw:frame>
          <draw:frame draw:name="Google Shape;453;p11:notes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name="Google Shape;480;g519398d84c_0_12" draw:style-name="gr10" draw:text-style-name="P22" draw:layer="layout" svg:width="31.75cm" svg:height="3.59cm" svg:x="1.722cm" svg:y="3.23cm">
          <text:p text:style-name="P21"><text:span text:style-name="T7">...</text:span></text:p>
          <text:p text:style-name="P21"><text:span text:style-name="T17"><text:s/></text:span><text:span text:style-name="T18">sspec:</text:span></text:p>
          <text:p text:style-name="P21"><text:span text:style-name="T18"><text:s text:c="6"/></text:span><text:span text:style-name="T18">containers:</text:span></text:p>
          <text:p text:style-name="P21"><text:span text:style-name="T18"><text:s text:c="8"/></text:span><text:span text:style-name="T18">- name: </text:span><text:span text:style-name="T19">nginx</text:span></text:p>
          <text:p text:style-name="P21"><text:span text:style-name="T18"><text:s text:c="10"/></text:span><text:span text:style-name="T18">image: </text:span><text:span text:style-name="T19">nginx</text:span></text:p>
          <text:p text:style-name="P21"><text:span text:style-name="T18"><text:s text:c="10"/></text:span><text:span text:style-name="T18">ports:</text:span></text:p>
          <text:p text:style-name="P21"><text:span text:style-name="T18"><text:s text:c="12"/></text:span><text:span text:style-name="T18">- name: </text:span><text:span text:style-name="T19">http</text:span></text:p>
          <text:p text:style-name="P21"><text:span text:style-name="T18"><text:s text:c="14"/></text:span><text:span text:style-name="T18">containerPort: </text:span><text:span text:style-name="T19">80</text:span></text:p>
          <text:p text:style-name="P21"><text:span text:style-name="T18"><text:s text:c="10"/></text:span><text:span text:style-name="T18">readinessProbe:</text:span></text:p>
          <text:p text:style-name="P21"><text:span text:style-name="T18"><text:s text:c="12"/></text:span><text:span text:style-name="T18">exec:</text:span></text:p>
          <text:p text:style-name="P21"><text:span text:style-name="T18"><text:s text:c="14"/></text:span><text:span text:style-name="T18">command:</text:span></text:p>
          <text:p text:style-name="P21"><text:span text:style-name="T18"><text:s text:c="16"/></text:span><text:span text:style-name="T19">- cat</text:span></text:p>
          <text:p text:style-name="P21"><text:span text:style-name="T19"><text:s text:c="16"/></text:span><text:span text:style-name="T19">- /tmp/iamre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g519398d84c_0_12" draw:style-name="gr6" draw:text-style-name="P13" draw:layer="layout" svg:width="9.769cm" svg:height="1cm" svg:x="1.722cm" svg:y="1.702cm">
          <text:p text:style-name="P23"><text:span text:style-name="T6">Readliness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g519398d84c_0_12" draw:style-name="gr11" draw:text-style-name="P25" draw:layer="layout" svg:width="19.36cm" svg:height="14.027cm" svg:x="13.822cm" svg:y="3.33cm">
          <text:list text:style-name="L3">
            <text:list-item>
              <text:p text:style-name="P24"><text:span text:style-name="T12">En este ejemplo he configurado una prueba del tipo exec, que lanzará el comando cat /tmp/iamready esperando que dicho archivo al menos exista.</text:span></text:p>
            </text:list-item>
            <text:list-item>
              <text:p text:style-name="P24"><text:span text:style-name="T12">Si existe el fichero, la prueba será OK y se incluirá el pod en el servicio NodePort que hemos creado.</text:span></text:p>
            </text:list-item>
            <text:list-item>
              <text:p text:style-name="P24"><text:span text:style-name="T12">En caso contrarío, se sacará del servicio el pod.</text:span></text:p>
            </text:list-item>
            <text:list-item>
              <text:p text:style-name="P24"><text:span text:style-name="T12">Los parámetros que vimos en la prueba anterior son válidos en esta clase de prueba.</text:span></text:p>
              <text:p text:style-name="P24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469;g519398d84c_0_12:notes" draw:style-name="gr2" draw:layer="layout" svg:width="15.239cm" svg:height="8.572cm" svg:x="1.905cm" svg:y="3.175cm" draw:page-number="6" presentation:class="page"/>
          <draw:frame draw:name="Google Shape;470;g519398d84c_0_12:notes" presentation:style-name="pr1" draw:text-style-name="P19" draw:layer="layout" svg:width="15.239cm" svg:height="10.001cm" svg:x="1.905cm" svg:y="12.224cm" presentation:class="notes" presentation:user-transformed="true">
            <draw:text-box>
              <text:p text:style-name="P18"><text:span text:style-name="T2">PROGRAMACIÓN DIDÁCTICA</text:span></text:p>
            </draw:text-box>
          </draw:frame>
          <draw:frame draw:name="Google Shape;471;g519398d84c_0_12:notes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name="Google Shape;500;g519398d84c_0_54" draw:style-name="gr10" draw:text-style-name="P22" draw:layer="layout" svg:width="31.75cm" svg:height="3.59cm" svg:x="1.722cm" svg:y="3.33cm">
          <text:p text:style-name="P21"><text:span text:style-name="T8">kubectl apply -f depoly_service.yaml</text:span></text:p>
          <text:p text:style-name="P21"><text:span text:style-name="T14">Como no existe el fichero en ninguna replica, comprobamos que el servicio no tiene asociado ningún pod:</text:span></text:p>
          <text:p text:style-name="P21"><text:span text:style-name="T20">kubectl describe service/nginx-service</text:span></text:p>
          <text:p text:style-name="P21"><text:span text:style-name="T20">...</text:span></text:p>
          <text:p text:style-name="P21"><text:span text:style-name="T20">Endpoints: <text:s text:c="15"/></text:span></text:p>
          <text:p text:style-name="P21"><text:span text:style-name="T20"/></text:p>
          <text:p text:style-name="P21"><text:span text:style-name="T14">Creamos en el fichero en una replica, para que la prueba </text:span><text:span text:style-name="T21">sea</text:span><text:span text:style-name="T14"> ok:</text:span></text:p>
          <text:p text:style-name="P21"><text:span text:style-name="T14"/></text:p>
          <text:p text:style-name="P26"><text:span text:style-name="T8">kubectl exec nginx-deployment-fcf86974b-62622 -- sh -c "touch /tmp/iamready”</text:span></text:p>
          <text:p text:style-name="P26"><text:span text:style-name="T8"/></text:p>
          <text:p text:style-name="P26"><text:span text:style-name="T8"/></text:p>
          <text:p text:style-name="P26"><text:span text:style-name="T14">Y volvemos a comprobar el servicio:</text:span></text:p>
          <text:p text:style-name="P26"><text:span text:style-name="T14"/></text:p>
          <text:p text:style-name="P21"><text:span text:style-name="T20">kubectl describe service/nginx-service</text:span></text:p>
          <text:p text:style-name="P21"><text:span text:style-name="T20">...</text:span></text:p>
          <text:p text:style-name="P26"><text:span text:style-name="T20">Endpoints: <text:s text:c="2"/>172.17.0.2:80</text:span></text:p>
          <text:p text:style-name="P2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g519398d84c_0_54" draw:style-name="gr12" draw:text-style-name="P9" draw:layer="layout" svg:width="9.109cm" svg:height="0.738cm" svg:x="1.806cm" svg:y="1.662cm">
          <text:p text:style-name="P17"><text:span text:style-name="T6">Readlines probe.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9;g519398d84c_0_54" draw:style-name="standard" draw:layer="layout" svg:width="4.602cm" svg:height="1.371cm" svg:x="21.168cm" svg:y="6.364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name="Google Shape;510;g519398d84c_0_54" draw:style-name="standard" draw:layer="layout" svg:width="7.057cm" svg:height="2.379cm" svg:x="26.2cm" svg:y="6.236cm">
          <table:table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name="Google Shape;489;g519398d84c_0_54:notes" draw:style-name="gr2" draw:layer="layout" svg:width="15.239cm" svg:height="8.572cm" svg:x="1.905cm" svg:y="3.175cm" draw:page-number="7" presentation:class="page"/>
          <draw:frame draw:name="Google Shape;490;g519398d84c_0_54:notes" presentation:style-name="pr1" draw:text-style-name="P19" draw:layer="layout" svg:width="15.239cm" svg:height="10.001cm" svg:x="1.905cm" svg:y="12.224cm" presentation:class="notes" presentation:user-transformed="true">
            <draw:text-box>
              <text:p text:style-name="P18"><text:span text:style-name="T2">PROGRAMACIÓN DIDÁCTICA</text:span></text:p>
            </draw:text-box>
          </draw:frame>
          <draw:frame draw:name="Google Shape;491;g519398d84c_0_54:notes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name="Google Shape;466;p11" draw:style-name="gr3" draw:text-style-name="P16" draw:layer="layout" svg:width="28.56cm" svg:height="14.027cm" svg:x="1.44cm" svg:y="3.2cm">
          <text:list text:style-name="L1">
            <text:list-item>
              <text:p text:style-name="P15"><text:span text:style-name="T4">Este apareció en la versión 1.16 de Kubernetes y actualmente está en versión alpha.</text:span></text:p>
            </text:list-item>
            <text:list-item>
              <text:p text:style-name="P15"><text:span text:style-name="T22">El uso ideal del mismo es aplicarlo cuando nuestro pod tarda algún tiempo antes de arrancar por completo.</text:span></text:p>
            </text:list-item>
            <text:list-item>
              <text:p text:style-name="P15"><text:span text:style-name="T22">Sai nuestro pod tarda en arrancar, podría ser problemático si no especificamos correctamente nuestro liveness probe ya que podríamos acabar en un reinicio constante del pod, </text:span></text:p>
            </text:list-item>
            <text:list-item>
              <text:p text:style-name="P15"><text:span text:style-name="T4">Cuando definimos el startup probe, Kubernetes no habilita el liveness probe para que le indique si el pod ya está arrancado. Si este probe fallara, Kubernetes reiniciaría el pod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11" draw:style-name="gr13" draw:text-style-name="P9" draw:layer="layout" svg:width="5.02cm" svg:height="0.738cm" svg:x="1.999cm" svg:y="1.702cm">
          <text:p text:style-name="P17"><text:span text:style-name="T6">Startup pro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451;p11:notes" draw:style-name="gr2" draw:layer="layout" svg:width="15.239cm" svg:height="8.572cm" svg:x="1.905cm" svg:y="3.175cm" draw:page-number="8" presentation:class="page"/>
          <draw:frame draw:name="Google Shape;452;p11:notes" presentation:style-name="pr1" draw:text-style-name="P19" draw:layer="layout" svg:width="15.239cm" svg:height="10cm" svg:x="1.905cm" svg:y="12.224cm" presentation:class="notes" presentation:user-transformed="true">
            <draw:text-box>
              <text:p text:style-name="P18"><text:span text:style-name="T2">PROGRAMACIÓN DIDÁCTICA</text:span></text:p>
            </draw:text-box>
          </draw:frame>
          <draw:frame draw:name="Google Shape;453;p11:notes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nsolas1" svg:font-family="Consolas"/>
    <style:font-face style:name="Courier New1" svg:font-family="'Courier New'"/>
    <style:font-face style:name="Helvetica Neue1" svg:font-family="'Helvetica Neue'"/>
    <style:font-face style:name="Inconsolata1" svg:font-family="Inconsolata"/>
    <style:font-face style:name="Source Sans Pro1" svg:font-family="'Source Sans Pro'"/>
    <style:font-face style:name="Source Sans Pro SemiBold1" svg:font-family="'Source Sans Pro SemiBold'"/>
    <style:font-face style:name="Calibri4" svg:font-family="Calibri" style:font-family-generic="modern"/>
    <style:font-face style:name="Courier New4" svg:font-family="'Courier New'" style:font-family-generic="modern"/>
    <style:font-face style:name="Calibri2" svg:font-family="Calibri" style:font-family-generic="swiss"/>
    <style:font-face style:name="Courier New3" svg:font-family="'Courier New'" style:font-family-generic="swiss"/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138;g586fa82ad3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6fa82ad3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6fa82ad3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6fa82ad3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6fa82ad3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209;g586fa82ad3_0_178">
        <draw:custom-shape draw:name="Google Shape;210;g586fa82ad3_0_178" draw:style-name="Mgr3" draw:text-style-name="MP7" draw:layer="layout" svg:width="1cm" svg:height="1cm" svg:x="0.513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6fa82ad3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6fa82ad3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6fa82ad3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6fa82ad3_0_178" draw:style-name="Mgr5" draw:text-style-name="MP8" draw:layer="backgroundobjects" svg:width="5.459cm" svg:height="1.26cm" svg:x="1.722cm" svg:y="0.28cm">
        <draw:image xlink:href="Pictures/10000000000001430000004BEB958547A1441F8A.jpg" xlink:type="simple" xlink:show="embed" xlink:actuate="onLoad" loext:mime-type="image/jpeg">
          <text:p/>
        </draw:image>
      </draw:frame>
      <draw:custom-shape draw:name="Google Shape;215;g586fa82ad3_0_178" draw:style-name="Mgr6" draw:text-style-name="MP9" draw:layer="backgroundobjects" svg:width="26.082cm" svg:height="1cm" svg:x="7.39cm" svg:y="0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6fa82ad3_0_188" draw:style-name="Mgr7" draw:text-style-name="MP10" draw:layer="backgroundobjects" svg:width="33.866cm" svg:height="2.0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6fa82ad3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6fa82ad3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6fa82ad3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6fa82ad3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6fa82ad3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6fa82ad3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6fa82ad3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6fa82ad3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6fa82ad3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10-19T18:53:50.371933330</dc:date>
    <meta:editing-duration>PT1H45M49S</meta:editing-duration>
    <meta:editing-cycles>11</meta:editing-cycles>
    <meta:generator>LibreOffice/6.1.5.2$Linux_X86_64 LibreOffice_project/10$Build-2</meta:generator>
    <meta:document-statistic meta:object-count="112"/>
  </office:meta>
</office:document-meta>
</file>